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Date.execute( final XMLConsumer consumer , ExpressionContext expressionContext , ExecutionContext executionContext , MacroContext macroContext , Event startEvent , Event end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rmatDate.format( ExpressionContext expressionContex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FormatDate.FormatDate( ParsingContext parsingContext , StartElement raw , Attributes attr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atDate.createFormatter( Locale loc , String type , String dateStyle , String timeSty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rmatDate.getStyle( String sty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